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TakaoPGothic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ores</text:p>
      <text:p text:style-name="P2"/>
      <text:p text:style-name="P1">Usuario: <text:span text:style-name="T1">Es un actor del sistema que ha sido registrado en el sitio del sistema y cuenta con <text:s/>privilegios de uso.</text:span></text:p>
      <text:p text:style-name="P1"><text:span text:style-name="T1"/></text:p>
      <text:p text:style-name="P1"><text:span text:style-name="T1">Usuario Amigo: Es un actor del sistema que tiene una relación de amistad con el usuario y el cual tiene <text:s/>determinados privilegios de relación con el usuario princip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4-17T22:22:59</meta:creation-date>
    <meta:document-statistic meta:table-count="0" meta:image-count="0" meta:object-count="0" meta:page-count="1" meta:paragraph-count="3" meta:word-count="50" meta:character-count="287"/>
    <dc:date>2011-04-17T22:25:24</dc:date>
    <dc:creator>ing gargantini</dc:creator>
    <meta:editing-duration>PT2M25S</meta:editing-duration>
    <meta:editing-cycles>1</meta:editing-cycles>
    <meta:generator>LibreOffice/3.3$Unix LibreOffice_project/330m19$Build-202</meta:generator>
  </office:meta>
</office:document-meta>
</file>